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192c" officeooo:paragraph-rsid="0015192c"/>
    </style:style>
    <style:style style:name="P2" style:family="paragraph" style:parent-style-name="Standard">
      <style:text-properties officeooo:rsid="00165b88" officeooo:paragraph-rsid="00165b88"/>
    </style:style>
    <style:style style:name="P3" style:family="paragraph" style:parent-style-name="Standard">
      <style:text-properties officeooo:rsid="0015192c" officeooo:paragraph-rsid="0015192c"/>
    </style:style>
    <style:style style:name="P4" style:family="paragraph" style:parent-style-name="Standard">
      <style:text-properties officeooo:rsid="001aec88" officeooo:paragraph-rsid="001aec88"/>
    </style:style>
    <style:style style:name="P5" style:family="paragraph" style:parent-style-name="Standard">
      <style:text-properties officeooo:rsid="001dff0e" officeooo:paragraph-rsid="001dff0e"/>
    </style:style>
    <style:style style:name="P6" style:family="paragraph" style:parent-style-name="Standard">
      <style:text-properties officeooo:rsid="001dff0e" officeooo:paragraph-rsid="001e6d2c"/>
    </style:style>
    <style:style style:name="T1" style:family="text">
      <style:text-properties officeooo:rsid="00165b88"/>
    </style:style>
    <style:style style:name="T2" style:family="text">
      <style:text-properties officeooo:rsid="00167fe5"/>
    </style:style>
    <style:style style:name="T3" style:family="text">
      <style:text-properties officeooo:rsid="0018feb8"/>
    </style:style>
    <style:style style:name="T4" style:family="text">
      <style:text-properties style:text-underline-style="none" officeooo:rsid="001b19a9"/>
    </style:style>
    <style:style style:name="T5" style:family="text">
      <style:text-properties officeooo:rsid="001b19a9"/>
    </style:style>
    <style:style style:name="T6" style:family="text">
      <style:text-properties officeooo:rsid="001bff16"/>
    </style:style>
    <style:style style:name="T7" style:family="text">
      <style:text-properties officeooo:rsid="001dff0e"/>
    </style:style>
    <style:style style:name="T8" style:family="text">
      <style:text-properties fo:font-style="italic" style:font-style-asian="italic" style:font-style-complex="italic"/>
    </style:style>
    <style:style style:name="T9" style:family="text">
      <style:text-properties fo:font-style="italic" officeooo:rsid="001e6d2c" style:font-style-asian="italic" style:font-style-complex="italic"/>
    </style:style>
    <style:style style:name="T10" style:family="text">
      <style:text-properties fo:font-style="italic" fo:font-weight="normal" officeooo:rsid="001dff0e"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e6d2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3</text:p>
      <text:p text:style-name="P1"/>
      <text:p text:style-name="P2">ESTRUCTURA DE UNA APLICACIÓN JAVA</text:p>
      <text:p text:style-name="P2"/>
      <text:p text:style-name="P2"><text:tab/>Se compone solamente de objetos. La clase define los atributos del objeto así como los métodos para manipularlos. Muchas de las clases que utilizaremos pertenecen a la biblioteca de java, por lo tanto están escritas y compiladas. Otras tendremos que escribirlas nosotros mismos.</text:p>
      <text:p text:style-name="P2"/>
      <text:p text:style-name="P2"><text:tab/>Toda aplicación java esta formada por lo menos una clase que define un método denominado main.</text:p>
      <text:p text:style-name="P1"><text:tab/><text:span text:style-name="T1">Una clase que contiene un método main es una plantilla para crear lo que se denomina objeto aplicación y tendrá como finalidad ejecutar y finalizar la aplicación.</text:span></text:p>
      <text:p text:style-name="P1"><text:tab/><text:span text:style-name="T2">La solucion de cualquier problema debe considerarse de objetos naturales del problema mismo abstraidos de alguna manera que dar</text:span><text:span text:style-name="T3">á</text:span><text:span text:style-name="T2">n lugar a los objetos que daran la solucion. Esto nos conduce al diseño y programacion orientada a objetos. </text:span></text:p>
      <text:p text:style-name="P1"><text:tab/><text:span text:style-name="T3">La se paracion de la clase mein y los miembros se usa para tener un programa mas claro y limpio.</text:span></text:p>
      <text:p text:style-name="P1"><text:tab/><text:span text:style-name="T3">Una aplicación Java conta de:</text:span></text:p>
      <text:p text:style-name="P1"><text:tab/><text:tab/>*<text:span text:style-name="T3">Sentencias import (para estableces vinculos con otras clases de la biblioteca Java o relazadas por nosotros)</text:span></text:p>
      <text:p text:style-name="P1"><text:tab/><text:tab/>*<text:span text:style-name="T3">Una clase aplicación pública.</text:span></text:p>
      <text:p text:style-name="P1"><text:tab/><text:tab/>*<text:span text:style-name="T3">Otras clases no públicas.</text:span></text:p>
      <text:p text:style-name="P1"><text:tab/><text:span text:style-name="T3">Cada metodo consta de:</text:span></text:p>
      <text:p text:style-name="P1"><text:tab/><text:tab/>*<text:span text:style-name="T3">Definiciones y/o declaraciones</text:span></text:p>
      <text:p text:style-name="P1"><text:tab/><text:tab/>*<text:span text:style-name="T3">Sentencias a ejecutar.</text:span></text:p>
      <text:p text:style-name="P1"/>
      <text:p text:style-name="P4">PAQUETES Y PROTECCION DE CLASES</text:p>
      <text:p text:style-name="P4"/>
      <text:p text:style-name="P4"><text:tab/>Un paquete es un conjunto de clases lógicamente relacionadas entre si <text:span text:style-name="T5">agrupadas bajo un nombre e incluso un paquete puede contener otros paquetes. Los paquetes, carpetas o directorios </text:span><text:span text:style-name="T4">ayudan</text:span><text:span text:style-name="T5"> a organizar los ficheros en un disco y los paquetes ayudan a organizar las clases en grupos para facilitar el acceso a las mismas cuando las necesitemos.</text:span></text:p>
      <text:p text:style-name="P1"><text:tab/><text:span text:style-name="T6">La propia biblioteca de clases de Java está organizada en paquetes dispuestos jerárquicamente. El nivel superior se denomina Java, el siguiente tenemos los paquetes como lang, applet o io.</text:span></text:p>
      <text:p text:style-name="P1"><text:tab/><text:span text:style-name="T6">Para referirnos a una clase de un paquete hay que hacerlo utilizando su nombre completo, excepto cuando el paquete haya sido importado explícitamente. </text:span></text:p>
      <text:p text:style-name="P1"><text:tab/><text:span text:style-name="T7">Las clases que guardamos en un fichero cuando escribimos un programa pertenecen al paquete </text:span><text:span text:style-name="T10">predeterminado</text:span><text:span text:style-name="T7"> sin nombre.</text:span></text:p>
      <text:p text:style-name="P1"/>
      <text:p text:style-name="P5">PROTECCION DE UNA CLASE</text:p>
      <text:p text:style-name="P5"/>
      <text:p text:style-name="P5"><text:tab/>Es la relación que tiene con otras clases de otros paquetes. Se distinguen dos niveles de protección: de <text:span text:style-name="T8">paquete y público</text:span><text:span text:style-name="T11">. Una clase con nivel de proteccion paquete sólo puede ser utilizada por las clases de su paquete. Una clase con nivel público puede ser utilizada por cualquier otra clase de otro paquete. (Se entiende por utilizar que una clase puede crear objetos de otra clase y manipularlos utilizando sus métodos).</text:span></text:p>
      <text:p text:style-name="P6"><text:span text:style-name="T11"><text:tab/></text:span><text:span text:style-name="T12">Por omision una clase tiene nivel de proteccion de paquete. Si se desea que su nivel sea publico hay que especificarlo utilizando</text:span><text:span text:style-name="T9"> public</text:span><text:span text:style-name="T12">.</text:span></text:p>
      <text:p text:style-name="P6"><text:span text:style-name="T12"/></text:p>
      <text:p text:style-name="P6"><text:span text:style-name="T12"/></text:p>
      <text:p text:style-name="P6"><text:span text:style-name="T12"/></text:p>
      <text:p text:style-name="P6"><text:soft-page-break/><text:span text:style-name="T12">SENTENCIA IMPORT</text:span></text:p>
      <text:p text:style-name="P6"><text:span text:style-name="T8"><text:s/></text:span></text:p>
      <text:p text:style-name="P6"><text:span text:style-name="T8"><text:tab/></text:span><text:span text:style-name="T12">Una clase de un determinado paquete pueder hacer uso de otra clase de otro paquete de dos formas:</text:span></text:p>
      <text:p text:style-name="P6"><text:span text:style-name="T12">1. Utilizando su nombre completo en todas las partes del código donde haya que referirse a ella.</text:span></text:p>
      <text:p text:style-name="P6"><text:span text:style-name="T12">2. Importando la clase, lo que posibilita referirse a ella simplemente por su nombre.</text:span></text:p>
      <text:p text:style-name="P6"><text:span text:style-name="T12"/></text:p>
      <text:p text:style-name="P6"><text:span text:style-name="T12"><text:tab/>Para importar una clase de un paquete desde un programa utilizaremos la sentencia </text:span><text:span text:style-name="T9">import</text:span><text:span text:style-name="T12">. Puede haber cualquier numero de sentencias import y se deben escribir antes de cualquier definicion de clase.</text:span></text:p>
      <text:p text:style-name="P6"><text:span text:style-name="T12"><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0T09:30:36.250000000</meta:creation-date>
    <dc:date>2021-11-12T10:24:41.157000000</dc:date>
    <meta:editing-duration>PT24M19S</meta:editing-duration>
    <meta:editing-cycles>4</meta:editing-cycles>
    <meta:generator>LibreOffice/7.2.0.4$Windows_X86_64 LibreOffice_project/9a9c6381e3f7a62afc1329bd359cc48accb6435b</meta:generator>
    <meta:document-statistic meta:table-count="0" meta:image-count="0" meta:object-count="0" meta:page-count="2" meta:paragraph-count="29" meta:word-count="499" meta:character-count="3110" meta:non-whitespace-character-count="2609"/>
  </office:meta>
</office:document-meta>
</file>